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.002cm" svg:x="6.277cm" svg:y="1.034cm">
            <draw:object draw:notify-on-update-of-ranges="Лист1.A1:Лист1.A1 Лист1.A2:Лист1.A12 Лист1.B1:Лист1.B1 Лист1.B2:Лист1.B12 Лист1.A2:Лист1.A12 Лист1.A2:Лист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082" calcext:value-type="float">
            <text:p>1.50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012" calcext:value-type="float">
            <text:p>4.54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3247" calcext:value-type="float">
            <text:p>6.23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4309" calcext:value-type="float">
            <text:p>6.94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41443" calcext:value-type="float">
            <text:p>7.41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5393" calcext:value-type="float">
            <text:p>8.45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2533" calcext:value-type="float">
            <text:p>8.62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9531" calcext:value-type="float">
            <text:p>9.69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931" calcext:value-type="float">
            <text:p>10.9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6489" calcext:value-type="float">
            <text:p>10.6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749" calcext:value-type="float">
            <text:p>12.0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o" fo:country="S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o" fo:country="S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56:55.704903661</meta:creation-date>
    <dc:date>2021-05-27T14:07:13.463693252</dc:date>
    <meta:editing-duration>PT7S</meta:editing-duration>
    <meta:editing-cycles>1</meta:editing-cycles>
    <meta:document-statistic meta:table-count="1" meta:cell-count="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1" style:family="chart" style:data-style-name="N2">
      <style:chart-properties loext:regression-x-name="p" loext:regression-y-name="speedup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title svg:x="6.805cm" svg:y="0.316cm" chart:style-name="ch2">
          <text:p>speedup(p)</text:p>
        </chart:title>
        <chart:legend chart:legend-position="end" svg:x="11.508cm" svg:y="3.455cm" style:legend-expansion="high" chart:style-name="ch3"/>
        <chart:plot-area chart:style-name="ch4" table:cell-range-address="Лист1.A1:Лист1.B12" chart:data-source-has-labels="row" svg:x="1.331cm" svg:y="1.275cm" svg:width="9.857cm" svg:height="6.567cm">
          <chartooo:coordinate-region svg:x="1.767cm" svg:y="1.474cm" svg:width="9.049cm" svg:height="5.721cm"/>
          <chart:axis chart:dimension="x" chart:name="primary-x" chart:style-name="ch5">
            <chart:title svg:x="6.109cm" svg:y="8.022cm" chart:style-name="ch6">
              <text:p>p</text:p>
            </chart:title>
            <chart:grid chart:style-name="ch7" chart:class="major"/>
          </chart:axis>
          <chart:axis chart:dimension="y" chart:name="primary-y" chart:style-name="ch5">
            <chart:title svg:x="0.451cm" svg:y="5.25cm" chart:style-name="ch8">
              <text:p>speedup</text:p>
            </chart:title>
            <chart:grid chart:style-name="ch7" chart:class="major"/>
          </chart:axis>
          <chart:series chart:style-name="ch9" chart:values-cell-range-address="Лист1.B2:Лист1.B12" chart:label-cell-address="Лист1.B1:Лист1.B1" chart:class="chart:scatter">
            <chart:domain table:cell-range-address="Лист1.A2:Лист1.A12"/>
            <chart:regression-curve chart:style-name="ch10">
              <chart:equation chart:display-equation="true" chart:display-r-square="false" chart:style-name="ch11"/>
            </chart:regression-curve>
            <chart:data-point chart:repeated="11"/>
          </chart:series>
          <chart:series chart:style-name="ch12" chart:values-cell-range-address="Лист1.A2:Лист1.A12" loext:label-string="linear" chart:class="chart:scatter">
            <chart:regression-curve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speedup</text:p>
                <draw:g>
                  <svg:desc>Лист1.B1:Лист1.B1</svg:desc>
                </draw:g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2</svg:desc>
                </draw:g>
              </table:table-cell>
              <table:table-cell office:value-type="float" office:value="1.50082">
                <text:p>1.50082</text:p>
                <draw:g>
                  <svg:desc>Лист1.B2:Лист1.B12</svg:desc>
                </draw:g>
              </table:table-cell>
              <table:table-cell office:value-type="float" office:value="1">
                <text:p>1</text:p>
                <draw:g>
                  <svg:desc>Лист1.A2:Лист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4012">
                <text:p>4.54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3247">
                <text:p>6.23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4309">
                <text:p>6.94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41443">
                <text:p>7.41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5393">
                <text:p>8.45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62533">
                <text:p>8.62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69531">
                <text:p>9.695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9931">
                <text:p>10.99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6489">
                <text:p>10.6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0749">
                <text:p>12.074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